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ans-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ans-serif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ans-serif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sans-serif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style:font-name="sans-serif" fo:font-weight="bold" style:font-weight-asian="bold" style:font-weight-complex="bold"/>
    </style:style>
    <style:style style:name="T5" style:parent-style-name="Policepardéfaut" style:family="text">
      <style:text-properties style:font-name="sans-serif" fo:font-weight="bold" style:font-weight-asian="bold" style:font-weight-complex="bold"/>
    </style:style>
    <style:style style:name="T6" style:parent-style-name="Policepardéfaut" style:family="text">
      <style:text-properties style:font-name="sans-serif"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style:font-name="sans-serif" fo:font-weight="bold" style:font-weight-asian="bold" style:font-weight-complex="bold"/>
    </style:style>
    <style:style style:name="T9" style:parent-style-name="Policepardéfaut" style:family="text">
      <style:text-properties style:font-name="sans-serif"/>
    </style:style>
    <style:style style:name="T10" style:parent-style-name="Policepardéfaut" style:family="text">
      <style:text-properties style:font-name="sans-serif"/>
    </style:style>
    <style:style style:name="T11" style:parent-style-name="Policepardéfaut" style:family="text">
      <style:text-properties style:font-name="sans-serif"/>
    </style:style>
    <style:style style:name="T12" style:parent-style-name="Policepardéfaut" style:family="text">
      <style:text-properties style:font-name="sans-serif"/>
    </style:style>
    <style:style style:name="T13" style:parent-style-name="Policepardéfaut" style:family="text">
      <style:text-properties style:font-name="sans-serif"/>
    </style:style>
    <style:style style:name="T14" style:parent-style-name="Policepardéfaut" style:family="text">
      <style:text-properties style:font-name="sans-serif"/>
    </style:style>
    <style:style style:name="T15" style:parent-style-name="Policepardéfaut" style:family="text">
      <style:text-properties style:font-name="sans-serif"/>
    </style:style>
    <style:style style:name="T16" style:parent-style-name="Policepardéfaut" style:family="text">
      <style:text-properties style:font-name="sans-serif"/>
    </style:style>
    <style:style style:name="T17" style:parent-style-name="Policepardéfaut" style:family="text">
      <style:text-properties style:font-name="sans-serif"/>
    </style:style>
    <style:style style:name="T18" style:parent-style-name="Policepardéfaut" style:family="text">
      <style:text-properties style:font-name="sans-serif"/>
    </style:style>
    <style:style style:name="T19" style:parent-style-name="Policepardéfaut" style:family="text">
      <style:text-properties style:font-name="sans-serif"/>
    </style:style>
    <style:style style:name="T20" style:parent-style-name="Policepardéfaut" style:family="text">
      <style:text-properties style:font-name="sans-serif"/>
    </style:style>
    <style:style style:name="T21" style:parent-style-name="Policepardéfaut" style:family="text">
      <style:text-properties style:font-name="sans-serif"/>
    </style:style>
    <style:style style:name="P22" style:parent-style-name="Standard" style:family="paragraph">
      <style:text-properties style:font-name="sans-serif"/>
    </style:style>
    <style:style style:name="P23" style:parent-style-name="Standard" style:family="paragraph">
      <style:text-properties style:font-name="sans-serif"/>
    </style:style>
    <style:style style:name="T24" style:parent-style-name="Policepardéfaut" style:family="text">
      <style:text-properties style:font-name="sans-serif"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style:font-name="sans-serif" fo:font-weight="bold" style:font-weight-asian="bold" style:font-weight-complex="bold"/>
    </style:style>
    <style:style style:name="T27" style:parent-style-name="Policepardéfaut" style:family="text">
      <style:text-properties style:font-name="sans-serif" fo:font-weight="bold" style:font-weight-asian="bold" style:font-weight-complex="bold"/>
    </style:style>
    <style:style style:name="T28" style:parent-style-name="Policepardéfaut" style:family="text">
      <style:text-properties style:font-name="sans-serif"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style:font-name="sans-serif"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style:font-name="sans-serif"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style:font-name="sans-serif" fo:font-weight="bold" style:font-weight-asian="bold" style:font-weight-complex="bold"/>
    </style:style>
    <style:style style:name="T35" style:parent-style-name="Policepardéfaut" style:family="text">
      <style:text-properties style:font-name="sans-serif"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style:font-name="sans-serif" fo:font-weight="bold" style:font-weight-asian="bold" style:font-weight-complex="bold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T39" style:parent-style-name="Policepardéfaut" style:family="text">
      <style:text-properties style:font-name="sans-serif" fo:font-weight="bold" style:font-weight-asian="bold" style:font-weight-complex="bold"/>
    </style:style>
    <style:style style:name="T40" style:parent-style-name="Policepardéfaut" style:family="text">
      <style:text-properties style:font-name="sans-serif" fo:font-weight="bold" style:font-weight-asian="bold" style:font-weight-complex="bold"/>
    </style:style>
    <style:style style:name="T41" style:parent-style-name="Policepardéfaut" style:family="text">
      <style:text-properties style:font-name="sans-serif"/>
    </style:style>
    <style:style style:name="T42" style:parent-style-name="Policepardéfaut" style:family="text">
      <style:text-properties style:font-name="sans-serif"/>
    </style:style>
    <style:style style:name="T43" style:parent-style-name="Policepardéfaut" style:family="text">
      <style:text-properties style:font-name="sans-serif"/>
    </style:style>
    <style:style style:name="T44" style:parent-style-name="Policepardéfaut" style:family="text">
      <style:text-properties style:font-name="sans-serif"/>
    </style:style>
    <style:style style:name="T45" style:parent-style-name="Policepardéfaut" style:family="text">
      <style:text-properties style:font-name="sans-serif"/>
    </style:style>
    <style:style style:name="T46" style:parent-style-name="Policepardéfaut" style:family="text">
      <style:text-properties style:font-name="sans-serif"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style:font-name="sans-serif" fo:font-weight="bold" style:font-weight-asian="bold" style:font-weight-complex="bold"/>
    </style:style>
    <style:style style:name="T49" style:parent-style-name="Policepardéfaut" style:family="text">
      <style:text-properties style:font-name="sans-serif" fo:font-weight="bold" style:font-weight-asian="bold" style:font-weight-complex="bold"/>
    </style:style>
  </office:automatic-styles>
  <office:body>
    <office:text text:use-soft-page-breaks="true">
      <text:p text:style-name="P1"><text:span text:style-name="T2">Ressources tangibles</text:span><text:span text:style-name="T3"><text:s/></text:span><text:span text:style-name="T4">:</text:span><text:line-break/><text:span text:style-name="T5">- Physiques :<text:s/></text:span><text:line-break/><text:tab/>- Fiabilité : Disney et<text:s/>ses fournisseurs<text:s/>de matières<text:s/>première<text:s/>garde un lien étroit</text:p>
      <text:p text:style-name="Standard"/>
      <text:p text:style-name="Standard"><text:span text:style-name="T6">- Financières</text:span><text:span text:style-name="T7"><text:s/></text:span><text:span text:style-name="T8">:</text:span></text:p>
      <text:p text:style-name="Standard"><text:span text:style-name="T9"><text:tab/>- revenu<text:s/></text:span><text:span text:style-name="T10">financier</text:span><text:span text:style-name="T11"><text:s/>:</text:span><text:span text:style-name="T12"><text:s/></text:span><text:span text:style-name="T13">un<text:s/></text:span><text:span text:style-name="T14">chiffre</text:span><text:span text:style-name="T15"><text:s/></text:span><text:span text:style-name="T16">d’affaires</text:span><text:span text:style-name="T17"><text:s/>annuel en augmentation qui passe de 65,</text:span><text:span text:style-name="T18">39 Milliard</text:span><text:span text:style-name="T19"><text:s/>en 2020</text:span><text:span text:style-name="T20"><text:s/>à</text:span><text:span text:style-name="T21"><text:s/>67,42 Milliard</text:span></text:p>
      <text:p text:style-name="P22"><text:tab/>- grande<text:s/>trésorerie<text:s/>:<text:s/>même ci elle est en baisse par<text:s/>rapport<text:s/>a<text:s/>2020 la trésorerie de Disney le 30/09/2022 est à 6002 Million de dollars</text:p>
      <text:p text:style-name="P23"><text:tab/>- revenu net important : 30/09/2022 Disney a un revenu net de 3 145 Millions de dollars.</text:p>
      <text:p text:style-name="Standard"/>
      <text:p text:style-name="Standard"><text:span text:style-name="T24">- humaines</text:span><text:span text:style-name="T25"><text:s/></text:span><text:span text:style-name="T26">:<text:s/></text:span></text:p>
      <text:p text:style-name="Normal"><text:span text:style-name="T27"><text:tab/></text:span>- équipe compétente : les équipes de graphistes, scénaristes que possède Disney sont composée d’artiste créatifs<text:line-break/><text:line-break/><text:span text:style-name="T28">Ressources intangibles</text:span><text:span text:style-name="T29"><text:s/></text:span><text:span text:style-name="T30">:</text:span><text:span text:style-name="T31"><text:line-break/></text:span><text:span text:style-name="T32">- Technologiques</text:span><text:span text:style-name="T33"><text:s/></text:span><text:span text:style-name="T34">:</text:span><text:line-break/><text:line-break/><text:span text:style-name="T35">-</text:span><text:span text:style-name="T36"><text:s/></text:span><text:span text:style-name="T37">Organisationnelles</text:span><text:span text:style-name="T38"><text:s/></text:span><text:span text:style-name="T39">:</text:span></text:p>
      <text:p text:style-name="Normal"><text:span text:style-name="T40"><text:tab/></text:span><text:span text:style-name="T41">- placement géographique :<text:s/></text:span><text:span text:style-name="T42">les placements géographiques</text:span><text:span text:style-name="T43"><text:s/>de Disney sont<text:s/></text:span><text:span text:style-name="T44">stratégiques</text:span><text:span text:style-name="T45">.</text:span></text:p>
      <text:p text:style-name="Standard"><text:line-break/><text:span text:style-name="T46">- Mercatiques, commerciales</text:span><text:span text:style-name="T47"><text:s/></text:span><text:span text:style-name="T48">:</text:span></text:p>
      <text:p text:style-name="Standard"><text:span text:style-name="T49"><text:tab/></text:span>- une valeur de marque élever : la valeur de la marque Disney est<text:s/>estimée<text:s/>à<text:s/>50.325<text:s/>milliards<text:s/>de dollars<text:s/>en 2022.<text:s/></text:p>
      <text:p text:style-name="Standard"><text:tab/>- Offres diversifiées : Disney offre de nombreux produit comme des parcs a thème ; une plateforme de streaming ou encor des ventes de produit dériver.</text:p>
      <text:p text:style-name="Standard"><text:tab/>-<text:s/>portefeuille impressionnant : plusieurs marques<text:s/>ont<text:s/>été<text:s/>racheter par Disney comme Infoseek, Pixar, Lucas Film Marvel, Hulu, ABC, ESPN et d’autre</text:p>
      <text:p text:style-name="Standard"><text:line-break/><text:line-break/></text:p>
      <text:p text:style-name="Standard"><text:a xlink:href="https://fr.statista.com/statistiques/571153/chiffre-d-affaires-mondial-walt-disney-company/" office:target-frame-name="_top" xlink:show="replace"><text:span text:style-name="Lienhypertexte">https://fr.statista.com/statistiques/571153/chiffre-d-affaires-mondial-walt-disney-company/</text:span></text:a></text:p>
      <text:p text:style-name="Standard"/>
      <text:p text:style-name="Standard"><text:a xlink:href="https://www.google.com/finance/quote/DIS:NYSE?sa=X&amp;ved=2ahUKEwjRrLzCttX7AhV8TaQEHe0fD8EQ3ecFegQIShAa&amp;comparison=" office:target-frame-name="_top" xlink:show="replace"><text:span text:style-name="Lienhypertexte">https://www.google.com/finance/quote/DIS:NYSE?sa=X&amp;ved=2ahUKEwjRrLzCttX7AhV8TaQEHe0fD8EQ3ecFegQIShAa&amp;comparison=</text:span></text:a></text:p>
      <text:p text:style-name="Standard"/>
      <text:p text:style-name="Standard"><text:a xlink:href="https://bstrategyhub.com/swot-analysis-of-disney-2019-disney-swot-analysis/" office:target-frame-name="_top" xlink:show="replace"><text:span text:style-name="Lienhypertexte">https://bstrategyhub.com/swot-analysis-of-disney-20</text:span><text:bookmark-start text:name="_Hlt121217309"/><text:bookmark-start text:name="_Hlt121217310"/><text:span text:style-name="Lienhypertexte">1</text:span><text:bookmark-end text:name="_Hlt121217309"/><text:bookmark-end text:name="_Hlt121217310"/><text:span text:style-name="Lienhypertexte">9-disney-swot-analysis/</text:span></text:a></text:p>
      <text:p text:style-name="Standard"/>
      <text:p text:style-name="Standard"><text:a xlink:href="https://www.macrotrends.net/stocks/charts/DIS/disney/income-statement?freq=A" office:target-frame-name="_top" xlink:show="replace"><text:span text:style-name="Lienhypertexte">https://www.macrotrends.net/stocks/charts/DIS/disney/income-statement?freq=A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ans-serif" style:font-name-asian="Noto Serif CJK SC" style:font-name-complex="Lohit Devanagari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ans-serif" style:font-name-asian="Noto Serif CJK SC" style:font-name-complex="Lohit Devanagari" fo:font-weight="bold" style:font-weight-asian="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ans-serif" style:font-name-asian="Noto Serif CJK SC" style:font-name-complex="Lohit Devanagari" fo:font-weight="bold" style:font-weight-asian="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ans-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ans-serif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ans-serif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RTHUR SCHNEIDER</dc:creator>
    <meta:creation-date>2022-11-30T08:39:00Z</meta:creation-date>
    <dc:date>2022-12-06T10:59:00Z</dc:date>
    <meta:template xlink:href="Normal.dotm" xlink:type="simple"/>
    <meta:editing-cycles>3</meta:editing-cycles>
    <meta:editing-duration>PT4200S</meta:editing-duration>
    <meta:document-statistic meta:page-count="1" meta:paragraph-count="3" meta:word-count="308" meta:character-count="1999" meta:row-count="14" meta:non-whitespace-character-count="1694"/>
  </office:meta>
</office:document-meta>
</file>